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2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3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cm" svg:height="2cm" svg:x="2cm" svg:y="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cm" svg:height="2cm" svg:x="9cm" svg:y="2cm">
          <text:p text:style-name="P1">JobMas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2cm" svg:x="17cm" svg:y="2cm">
          <text:p text:style-name="P1">RabbitMQ</text:p>
          <text:p text:style-name="P1">Jobs queu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cm" svg:height="2cm" svg:x="9cm" svg:y="8cm">
          <text:p text:style-name="P1">Model Repo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cm" svg:height="2cm" svg:x="24cm" svg:y="8cm">
          <text:p text:style-name="P1">Pretrained</text:p>
          <text:p text:style-name="P1">Model Zoo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cm" svg:height="2cm" svg:x="9cm" svg:y="14cm">
          <text:p text:style-name="P1">Data Repo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cm" svg:height="2cm" svg:x="17cm" svg:y="14cm">
          <text:p text:style-name="P1">Docker Repo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2.6cm" svg:x="17cm" svg:y="7.7cm">
          <text:p text:style-name="P1"><text:span text:style-name="T1">Slave X</text:span></text:p>
          <text:p text:style-name="P2"><text:span text:style-name="T2">docker-py starts</text:span></text:p>
          <text:p text:style-name="P2"><text:span text:style-name="T2">image with supplied</text:span></text:p>
          <text:p text:style-name="P2"><text:span text:style-name="T2">parameter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.85cm" svg:y1="8cm" svg:x2="9cm" svg:y2="3cm" draw:start-shape="id1" draw:start-glue-point="0" draw:end-shape="id2" svg:d="M3850 8000l5150-5000" svg:viewBox="0 0 5151 5001">
          <text:p text:style-name="P1"/>
        </draw:connector>
        <draw:connector draw:style-name="gr5" draw:text-style-name="P3" draw:layer="layout" draw:type="line" svg:x1="3.85cm" svg:y1="10cm" svg:x2="9cm" svg:y2="15cm" draw:start-shape="id1" draw:start-glue-point="2" draw:end-shape="id3" draw:end-glue-point="3" svg:d="M3850 10000l5150 5000" svg:viewBox="0 0 5151 5001">
          <text:p/>
        </draw:connector>
        <draw:connector draw:style-name="gr5" draw:text-style-name="P3" draw:layer="layout" draw:type="line" svg:x1="13cm" svg:y1="15cm" svg:x2="19cm" svg:y2="10.3cm" draw:start-shape="id3" draw:start-glue-point="1" draw:end-shape="id4" draw:end-glue-point="2" svg:d="M13000 15000l6000-4700" svg:viewBox="0 0 6001 4701">
          <text:p/>
        </draw:connector>
        <draw:connector draw:style-name="gr5" draw:text-style-name="P3" draw:layer="layout" draw:type="line" svg:x1="13cm" svg:y1="3cm" svg:x2="17cm" svg:y2="3cm" draw:start-shape="id2" draw:start-glue-point="1" draw:end-shape="id5" svg:d="M13000 3000h4000" svg:viewBox="0 0 4001 1">
          <text:p/>
        </draw:connector>
        <draw:connector draw:style-name="gr5" draw:text-style-name="P3" draw:layer="layout" draw:type="line" svg:x1="19cm" svg:y1="4cm" svg:x2="19cm" svg:y2="7.7cm" draw:start-shape="id5" draw:start-glue-point="2" draw:end-shape="id4" draw:end-glue-point="0" svg:d="M19000 4000v3700" svg:viewBox="0 0 1 3701">
          <text:p/>
        </draw:connector>
        <draw:connector draw:style-name="gr5" draw:text-style-name="P3" draw:layer="layout" draw:type="line" svg:x1="19cm" svg:y1="14cm" svg:x2="19cm" svg:y2="10.3cm" draw:start-shape="id6" draw:start-glue-point="0" draw:end-shape="id4" draw:end-glue-point="2" svg:d="M19000 14000v-3700" svg:viewBox="0 0 1 3701">
          <text:p/>
        </draw:connector>
        <draw:connector draw:style-name="gr5" draw:text-style-name="P3" draw:layer="layout" draw:type="line" svg:x1="11cm" svg:y1="4cm" svg:x2="11cm" svg:y2="8cm" draw:start-shape="id2" draw:start-glue-point="2" draw:end-shape="id7" draw:end-glue-point="0" svg:d="M11000 4000v4000" svg:viewBox="0 0 1 4001">
          <text:p/>
        </draw:connector>
        <draw:connector draw:style-name="gr5" draw:text-style-name="P3" draw:layer="layout" draw:type="line" svg:x1="9cm" svg:y1="9cm" svg:x2="5.7cm" svg:y2="9cm" draw:start-shape="id7" draw:start-glue-point="3" draw:end-shape="id1" draw:end-glue-point="1" svg:d="M9000 9000h-3300" svg:viewBox="0 0 3301 1">
          <text:p/>
        </draw:connector>
        <draw:connector draw:style-name="gr5" draw:text-style-name="P3" draw:layer="layout" draw:type="line" svg:x1="24cm" svg:y1="9cm" svg:x2="21cm" svg:y2="9cm" draw:start-shape="id8" draw:start-glue-point="3" draw:end-shape="id4" svg:d="M24000 9000h-3000" svg:viewBox="0 0 3001 1">
          <text:p/>
        </draw:connector>
        <draw:connector draw:style-name="gr5" draw:text-style-name="P3" draw:layer="layout" draw:type="line" svg:x1="17cm" svg:y1="9cm" svg:x2="13cm" svg:y2="9cm" draw:start-shape="id4" draw:start-glue-point="3" draw:end-shape="id7" draw:end-glue-point="1" svg:d="M17000 9000h-4000" svg:viewBox="0 0 4001 1">
          <text:p/>
        </draw:connector>
        <draw:frame draw:style-name="gr6" draw:text-style-name="P5" draw:layer="layout" svg:width="3.639cm" svg:height="0.645cm" draw:transform="rotate (0.78801615727544) translate (4.398cm 6.767cm)">
          <draw:text-box>
            <text:p text:style-name="P4"><text:span text:style-name="T3">submit build request</text:span></text:p>
          </draw:text-box>
        </draw:frame>
        <draw:frame draw:style-name="gr7" draw:text-style-name="P5" draw:layer="layout" svg:width="3.389cm" svg:height="0.825cm" svg:x="13.3cm" svg:y="2.3cm">
          <draw:text-box>
            <text:p text:style-name="P4"><text:span text:style-name="T3">queue build job</text:span></text:p>
          </draw:text-box>
        </draw:frame>
        <draw:frame draw:style-name="gr8" draw:text-style-name="P5" draw:layer="layout" svg:width="3.923cm" svg:height="0.725cm" draw:transform="rotate (1.57585778162568) translate (10.409cm 7.425cm)">
          <draw:text-box>
            <text:p text:style-name="P4"><text:span text:style-name="T3">initialize new build</text:span></text:p>
          </draw:text-box>
        </draw:frame>
        <draw:frame draw:style-name="gr6" draw:text-style-name="P5" draw:layer="layout" svg:width="2.949cm" svg:height="0.645cm" draw:transform="rotate (1.58179190108246) translate (18.396cm 7.105cm)">
          <draw:text-box>
            <text:p text:style-name="P4"><text:span text:style-name="T3">poll for build job</text:span></text:p>
          </draw:text-box>
        </draw:frame>
        <draw:frame draw:style-name="gr6" draw:text-style-name="P5" draw:layer="layout" svg:width="2.31cm" svg:height="0.645cm" draw:transform="rotate (1.57533418285008) translate (18.34cm 13.715cm)">
          <draw:text-box>
            <text:p text:style-name="P4"><text:span text:style-name="T3">load: image</text:span></text:p>
          </draw:text-box>
        </draw:frame>
        <draw:frame draw:style-name="gr6" draw:text-style-name="P5" draw:layer="layout" svg:width="2.509cm" svg:height="0.645cm" draw:transform="rotate (0.65572019997427) translate (14.372cm 13.035cm)">
          <draw:text-box>
            <text:p text:style-name="P4"><text:span text:style-name="T3">load: dataset</text:span></text:p>
          </draw:text-box>
        </draw:frame>
        <draw:frame draw:style-name="gr9" draw:text-style-name="P5" draw:layer="layout" svg:width="3.673cm" svg:height="1.199cm" draw:transform="rotate (-0.779464043940668) translate (5.608cm 10.945cm)">
          <draw:text-box>
            <text:p text:style-name="P4"><text:span text:style-name="T3">upload:</text:span></text:p>
            <text:p text:style-name="P4"><text:span text:style-name="T3">data for datasets</text:span></text:p>
          </draw:text-box>
        </draw:frame>
        <draw:frame draw:style-name="gr6" draw:text-style-name="P5" draw:layer="layout" svg:width="2.962cm" svg:height="1.433cm" svg:x="6.2cm" svg:y="8.5cm">
          <draw:text-box>
            <text:p text:style-name="P4"><text:span text:style-name="T3">download:</text:span></text:p>
            <text:p text:style-name="P4"><text:span text:style-name="T3">models, results,</text:span></text:p>
            <text:p text:style-name="P4"><text:span text:style-name="T3">params, errors</text:span></text:p>
          </draw:text-box>
        </draw:frame>
        <draw:frame draw:style-name="gr6" draw:text-style-name="P5" draw:layer="layout" svg:width="3.495cm" svg:height="1.433cm" svg:x="13.4cm" svg:y="8.5cm">
          <draw:text-box>
            <text:p><text:span text:style-name="T3">finish build, </text:span><text:span text:style-name="T3">upload:</text:span></text:p>
            <text:p><text:span text:style-name="T3">model, results,</text:span></text:p>
            <text:p><text:span text:style-name="T3">params, errors</text:span></text:p>
          </draw:text-box>
        </draw:frame>
        <draw:frame draw:style-name="gr6" draw:text-style-name="P5" draw:layer="layout" svg:width="2.081cm" svg:height="1.433cm" svg:x="21.6cm" svg:y="8.5cm">
          <draw:text-box>
            <text:p text:style-name="P4"><text:span text:style-name="T3">load:</text:span></text:p>
            <text:p text:style-name="P4"><text:span text:style-name="T3">pretrained</text:span></text:p>
            <text:p text:style-name="P4"><text:span text:style-name="T3">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8T13:30:45.220448995</meta:creation-date>
    <dc:date>2019-11-18T13:52:38.822221112</dc:date>
    <meta:editing-duration>PT21M49S</meta:editing-duration>
    <meta:editing-cycles>9</meta:editing-cycles>
    <meta:generator>LibreOffice/6.0.7.3$Linux_X86_64 LibreOffice_project/00m0$Build-3</meta:generator>
    <meta:document-statistic meta:object-count="28"/>
  </office:meta>
</office:document-meta>
</file>